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317b4e"/>
    </style:style>
    <style:style style:name="P2" style:family="paragraph" style:parent-style-name="Text_20_body">
      <style:text-properties officeooo:paragraph-rsid="00404c7d"/>
    </style:style>
    <style:style style:name="T1" style:family="text">
      <style:text-properties officeooo:rsid="00147cc4"/>
    </style:style>
    <style:style style:name="T2" style:family="text">
      <style:text-properties officeooo:rsid="00148d01"/>
    </style:style>
    <style:style style:name="T3" style:family="text">
      <style:text-properties officeooo:rsid="001cbc81"/>
    </style:style>
    <style:style style:name="T4" style:family="text">
      <style:text-properties officeooo:rsid="001ddd34"/>
    </style:style>
    <style:style style:name="T5" style:family="text">
      <style:text-properties officeooo:rsid="00200ad1"/>
    </style:style>
    <style:style style:name="T6" style:family="text">
      <style:text-properties officeooo:rsid="0020c30f"/>
    </style:style>
    <style:style style:name="T7" style:family="text">
      <style:text-properties officeooo:rsid="0021e2fd"/>
    </style:style>
    <style:style style:name="T8" style:family="text">
      <style:text-properties officeooo:rsid="00248bb9"/>
    </style:style>
    <style:style style:name="T9" style:family="text">
      <style:text-properties officeooo:rsid="002ccd81"/>
    </style:style>
    <style:style style:name="T10" style:family="text">
      <style:text-properties officeooo:rsid="002d2255"/>
    </style:style>
    <style:style style:name="T11" style:family="text">
      <style:text-properties officeooo:rsid="002e052b"/>
    </style:style>
    <style:style style:name="T12" style:family="text">
      <style:text-properties officeooo:rsid="002f7d03"/>
    </style:style>
    <style:style style:name="T13" style:family="text">
      <style:text-properties officeooo:rsid="00317b4e"/>
    </style:style>
    <style:style style:name="T14" style:family="text">
      <style:text-properties officeooo:rsid="0032397d"/>
    </style:style>
    <style:style style:name="T15" style:family="text">
      <style:text-properties officeooo:rsid="0032faf5"/>
    </style:style>
    <style:style style:name="T16" style:family="text">
      <style:text-properties officeooo:rsid="0034886b"/>
    </style:style>
    <style:style style:name="T17" style:family="text">
      <style:text-properties officeooo:rsid="0035a7cb"/>
    </style:style>
    <style:style style:name="T18" style:family="text">
      <style:text-properties officeooo:rsid="00404c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parations </text:h>
      <text:p text:style-name="Text_20_body"><text:tab/><text:span text:style-name="T1">Angie is walking around the basement pointing at different places and acting like she’s moving something with her mind. She then nods and jots down something on a piece of paper before pulling out her phone. </text:span></text:p>
      <text:p text:style-name="Text_20_body"><text:tab/><text:span text:style-name="T1">A second later, “Oh Jacklyn remember that party I’m planning.”, pauses, “Yes that. I’m about to email you the list of what I want you to buy”. She waits another minute this time mad before saying, “I hired you to do errands for me. I’m sorry if you have things to do. But this is big and I told you I was going to need you today. You said you where free now your saying your nephew is having a birthday party that’s something you’d known about for a while.” She waits madder, “Oh it was such a surprise party that they didn’t even tell you about it? That makes no since. Now here I expect this in an hour.”</text:span></text:p>
      <text:p text:style-name="Text_20_body"><text:tab/><text:span text:style-name="T2">She picks up her tablet and start typing out the list of things. A few seconds later she sends it. She puts her phone in her pocket and starts looking around just to be disturbed by her phone ringing. </text:span></text:p>
      <text:p text:style-name="Text_20_body"><text:tab/><text:span text:style-name="T2">She rolls her eyes, and says, “Assistants”. She answers is and says, “Jacklyn I told you.” pauses, “What did you expect. I’m throwing a party for at least a twenty people. Did you except something simple? You work for me at a bar. I know damn well you know a punch of paper streamers and a cake won’t do. I need liquor”. While she listens to Jacklyn complain while she taps her foot frustrated. Before saying, “No the liquor is for the quest and after the big thing. I’ll ether need something to celebrate or kill the embarrassment. Also I have a bottle of Champlain imported from France in my office’s safe. The password is 6685552012. Also in case you write that down I’ll be changing it. I'll also be needing the ring under the bar in my section. It’s in the safe there also. And for your convenience I used the same password for it”.</text:span></text:p>
      <text:p text:style-name="Text_20_body"><text:tab/><text:span text:style-name="T2">Angie hangs up and sits down on the couch and says, “I swear I’m going to fire her when I get there.” Her phone rings again. Angie mad answers it without looking and screams, “DAMN IT, JACKLYN YOUR FIRED!” She hears, “You work for me. I don’t work for you”. Angie replies laughing nervously, “Oh hey boss”. He laughs and says, “I was just calling to see how you are doing”. Angie replies, “The doctor says, I need to take it easy for a couple of days then do light work after that. But while your on the phone I have a question. I’m throwing Kit a big party in a few days. I’m sort of proposing to her. I was wondering if I could expect you and Cindy?” She Spec say, “You’re gonna do what now?” Angie replies, “OK So that’s a no”, while crossing out there names. She then hears, “Oh yeah we’ll be there. It’s gonna be a three ring circus after you ask her”. Angie replies, “OK”, while scribbling the names out and writing them down at the bottom. She says, OK thanks have a good weekend.” She then hangs up.</text:span></text:p>
      <text:p text:style-name="Text_20_body"><text:tab/><text:span text:style-name="T3">She turns on the TV and watches some independent wrestling. it’s between Quin the phoenix, an eagle that paints his feather’s gold and red. and Dustin, The House, a peacock that comes in with what he calls his hens, a group of peacocks dressed in bright reflective clothing. </text:span></text:p>
      <text:p text:style-name="Text_20_body"><text:tab/><text:span text:style-name="T4">Angie smiles and says, “Damn wonder if Kit’s watching this.” she decides to call. Kit’s sister Sarah picks up. Angie smiles and says, “Hey Sarah. Is Kit there yet?” Sarah replies, “Nope”. Angie nods and replies, “OK. SO how are you doing?” Sarah replies, “I was watching TV”. Angie says, “OK let you get back to that. Bye”. She hears, “Bye”. Before hanging up. </text:span></text:p>
      <text:p text:style-name="Text_20_body"><text:tab/><text:span text:style-name="T5">She looks around and smiles. Then walks over to her bar and pours her a glass of whiskey and when her phone rings. Angie answers is expecting it to be Jacklyn again and hears, “Oh hey Angie sorry I missed your call.” Angie smiles it’s Kit’s mom. She replies, “Hey mom”. Kit’s mom replies, “See that wasn’t so hard.” </text:span></text:p>
      <text:p text:style-name="Text_20_body"><text:tab/><text:span text:style-name="T5">They talk for a minute before Angie says, “Well I’ll talk to you later mom. I have to call my actual mom and see if Jessy is there yet.” Kit’s mom laughs and says, “OK talk later.”</text:span></text:p>
      <text:p text:style-name="Text_20_body"><text:soft-page-break/><text:tab/><text:span text:style-name="T6">She hangs up and calls her mom. When she answers, Her mom says, “Hey Angela”. Angie replies, “Please call me Angie mom we’ve been over this a thousand times. But anyway, has Jessy showed up yet?” Her mom replies, “Yeah she showed up a few minutes ago. She went straight to her room.” Angie sighs and says, “Mom give her a bit.” Her mom replies, “Angie she just left with out even saying anything. I know… why the hell am I telling you this? We got stuff to do bye.” Angie frowns and says, “Why can’t we all have parents like Kit’s.”</text:span></text:p>
      <text:p text:style-name="Text_20_body"><text:tab/><text:span text:style-name="T7">She gets a text that says, “At front door” Angie goes and answers it. A white terrier with messy hair, is standing at the front door she has a large purse on one arm. In her other hand she has a bag. Angie starts looking around and says, “So when are their crew going to show up?” The terrier replies, “I got everything on the list.” Angie looks in the bag and sees random birthday supplies. Angie looks up and says, “Jackie, when I hired you. You told me that you worked as a security for a university coordinating activities.” Jackie replies, “Yeah. When I was going to school I was the assistant advisory and answered the dorm’s phone”. </text:span></text:p>
      <text:p text:style-name="Text_20_body"><text:tab/><text:span text:style-name="T8">Angie looks at the floor and says, “Jackie, in other words you have no experience in this line of work?” Jackie shrugs and says, “Please don’t fire me”, crying. Angie looks up and says, “I’m in a lot of pain, and on prescription Tylenol which does about as much good as cooking a steak with a cigarette lighter. On top of that I have to plan this party. I don’t have time to hire a new assistant so... Here if you can go back and get what I put on the damn list I’ll forget about you getting me supplies for your birthday party”. Jackie nods and says, “OK thank you so much Angie. You won’t be disappointed. Oh and for the pain I might be able to get you something better.” Angie perks up and says, “Legal? because I’m really trying to not get in trouble.” Jackie nods and says, “I have a nursing degree and while I did an internship at West general memorial hospital in West Easton.” Angie looks confused and says, “West Easton?” Jackie nods and says, “Yeah it’s east of Weston.” Angie shakes her head and says, “Damn the people that name this places must be drunk.”</text:span></text:p>
      <text:p text:style-name="Text_20_body"><text:tab/><text:span text:style-name="T8">Jackie sighs happy and says, “I made friends with Dr. Appleton. Well I let him fuck me. But he sort of knocked me up and now owes me child support.” Angie blinks and says, “You have a kid?” Jackie nods and says, “Yeah he’s name is Timmy.” Angie nods and says, “Well that’s nice but go on.” Jackie replies, “Well me and Jack still fuck from time to time. Though we only date about once a year. But if you want I can get you something better. I’m needing a good fuck anyway. I went into heat yesterday”. Angie nods and says, “OK”. Jackie smiles and says, “I’ll see you later. Oh I need to know do you have anything blood pressure problems, psychiatric problems, or anything else you’ll need to take medicine for?” Angie shakes her head and says, “No”. Jackie nods happily and says, “I'm going to go get laid. I’ll be back tonight”. <text:s/>She waves and blows her a kiss. Angie smiles and waves back and says, “If someone was <text:s/>here I’d bet them a hundred dollars she’ll bring me back white tic tacs or over the counter ibuprofen in a prescription bottle”.</text:span></text:p>
      <text:p text:style-name="Text_20_body"><text:tab/><text:span text:style-name="T9">Angie walks back over to the TV and sees a bunch of ammo party members have Dustin and his hens down beating them up with Quin in the corner laughing. </text:span></text:p>
      <text:p text:style-name="Text_20_body"><text:tab/><text:span text:style-name="T9">Angie says, “Damn missed it”. She looks around and goes back to planning.</text:span></text:p>
      <text:p text:style-name="Text_20_body"/>
      <text:h text:style-name="Heading_20_1" text:outline-level="1">Chase</text:h>
      <text:p text:style-name="Text_20_body"><text:tab/><text:span text:style-name="T10">Walks up a white house, hesitating for a second. Before he knocks.</text:span></text:p>
      <text:p text:style-name="Text_20_body"><text:tab/><text:span text:style-name="T10">After a few seconds a yellow lab about the same age as Chase answers the door. Chase nods and says, “Oh hey”. The lab replies, “Well? What did you need?” Chase shrugs and says, “Sorry wrong house”. The Lab rolls his eyes and says, “Freak go away”, then shuts the door in Chase’s face. Chase frowns and sighs saying, “All the good ones”. <text:s/>In the background he hears a cute woman’s voice, “Vince who was at the door”? she’s replied, with, “Some weird fox, trying to sell me something”</text:span></text:p>
      <text:p text:style-name="Text_20_body"><text:tab/><text:span text:style-name="T10">Chase gets in his car and hits the steering wheel saying, “Damn”.</text:span></text:p>
      <text:p text:style-name="Text_20_body"><text:soft-page-break/><text:tab/><text:span text:style-name="T10">Right as he’s getting ready to drive off he sees a white terrier with yellow marking walk out of the house. She looks at him and happy waves before running over to him.</text:span></text:p>
      <text:p text:style-name="Text_20_body"><text:tab/><text:span text:style-name="T11">Chase turns off his car and rolls the window down. She walks up to him and says, “Hey Chase sorry I missed you. Did you need something?” Chase shrugs and says, “Nah I was just stopping to say hi” She looks at him confused, and says, “You never have before. But oh Vince didn’t say anything to you? He’s so protective of me.” Chase shrugs and says, “Not really” She looks and says, “You know he’s my brother don’t you? My dad was a Labrador and my mom was a terrier.” Chase feels with excitement then nervousness. He knows now he really don’t have any excuses. </text:span></text:p>
      <text:p text:style-name="Text_20_body"><text:tab/><text:span text:style-name="T11">He remembers before he left Mike walk up to him and say, “Oh Chase unless you have a damn good reason. You better have a rejection or a date.”</text:span></text:p>
      <text:p text:style-name="Text_20_body"><text:tab/><text:span text:style-name="T11">Chase looks down before looking up and asking, “So Heather … Are you seeing anyone?” She smiles big and says, “I see you”. Chase laughs nervously and says, “Funny. But here let me”. Heather interrupts him and says, “No Chase I’m not”, with a big smile.</text:span></text:p>
      <text:p text:style-name="P1"><text:tab/><text:span text:style-name="T12">Chase takes a deep breath and says, “So would you like to go get coffee or something?” She smiles and says, “Yes, I’d love to. Just let me get my purse.” Chase blinks and says, “Damn that </text:span>was easy”.</text:p>
      <text:p text:style-name="Text_20_body"><text:tab/>A minute later she walks out with a purse on her shoulder. After she gets in his car. Chase leaves.</text:p>
      <text:p text:style-name="P2"><text:tab/>As there going down the road Chase says, “So you and your brother get along?” Heather shrugs and says, “He thinks he’s my personal body guard. When I was leaving he was asking me all kinds of questions. Like<text:span text:style-name="T18"> </text:span>how old you are and stuff.” <text:span text:style-name="T18">C</text:span>hase laughs and says, “He sounds like he cares about you.” Heather rolls her eyes, “He loves me so much that <text:span text:style-name="T13">he scares off all the boys I bring home. Hell one moved out of state.” </text:span></text:p>
      <text:p text:style-name="P2"><text:span text:style-name="T13"><text:tab/>Chase smiles and says, “OH?” Heather smiles at him and says, “Still want this coffee?” Chase shrugs and says, “It’s just coffee.” She smiles and says, “My sister said the same thing with her husband” Chase is starting to feel uncomfortable and says, “Husband?” Heather then puts her hands over her eyes embarrassed and says, “I’m Sorry Chase I didn't mean to sound like I’m moving fast. I’m just happy you finally came. I told you where I lived last year and have been waiting since” Chase laughs and says, “Heather relax. I’m as nervous as you are” </text:span></text:p>
      <text:p text:style-name="P1"><text:tab/><text:span text:style-name="T14">He pulls into a small plaza that is just three stores in front of each other in from of a bigger plaza.</text:span></text:p>
      <text:p text:style-name="P1"><text:tab/><text:span text:style-name="T14">After he’s parked he says, “Heather, relax. It’s just coffee.”. He don’t want to sound like he don’t want to be with her. She smiles and says, “Can I be honest?” Chase shrugs and says, “Sure”. Heather sighs and says, “I have a huge crush on you” Chase smiles and says, “Damn. Well I like you to. So if this goes good would you like to go out tonight?” She smiles and says, “Yes.”</text:span></text:p>
      <text:p text:style-name="P1"><text:tab/><text:span text:style-name="T14">They walk inside. Chase orders a black coffee and two donuts she orders a cappuccino and a croissant. Smiling at him. </text:span></text:p>
      <text:p text:style-name="P1"><text:tab/><text:span text:style-name="T15">After they find a seat. Chase says, “So Heather, what do you do?” Heather smiles and says, “I’m actually kind of embarrassed. I work at a grocery store stocking shelves. What do you do?” Chase shrugs and replies, “I work in construction with my brother. We’ve talked about starting our own but never do. One time we even came up with a name, Mathew Brother’s construction.” Heather smiles and says, “You should.” Chase smiles and says, “So it’s nice to actually do more than small talk while I’m getting my coffee before work.” She nods looking star eyed at him. </text:span></text:p>
      <text:p text:style-name="P1"><text:tab/><text:span text:style-name="T15">He loves the attention he’s getting from her. But is scared to death that she’s got him up on such a pedestal that the tiniest thing will upset her. He’s also nervous because he did the same with her. He’s spent many nights fantasizing about her. To his amazement so far she’s better than he imagined. So they sit and talk nervously for about an hour</text:span></text:p>
      <text:p text:style-name="P1"><text:soft-page-break/><text:tab/><text:span text:style-name="T16">He first saw her one time when he stopped in to a small mom and pop dinner and ordered coffee to go. He saw her on the way out so the next day he showed up and saw her again. He continued to that till one day he walked up and said, “Hi”. He felt foolish being in his twenties and as nervous as a middle school asking his crush out to a dance.</text:span></text:p>
      <text:p text:style-name="P1"><text:tab/><text:span text:style-name="T17">After a second cup Heather smiles and gets her purse saying, “Well I better get home.” Chase nods saying, “OK”. He throws five dollars down on the table. Then they leave. Outside in his car he smiles and says, “So still wanting to go on the date?” Heather smiles and says, “More than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loext:graphic-properties draw:fill="solid" draw:fill-color="#ffffff" draw:opacity="100%" draw:opacity-name="Transparency_20_1"/>
      <style:paragraph-properties fo:background-color="#ffffff" text:number-lines="false" text:line-number="0" style:writing-mode="page">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fo:border="0.06pt solid #000000" fo:padding="0.0201in" style:shadow="none" fo:background-color="#ffffff" style:writing-mode="lr-tb" draw:fill="solid" draw:fill-color="#ffffff" draw:opacity="5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1in" fo:margin-bottom="1in" fo:margin-left="1.25in" fo:margin-right="1.25in" fo:background-color="transparent" style:writing-mode="lr-tb" draw:fill="none" draw:fill-color="#729fcf" draw:opacity="5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Untitled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03:49:36.853000000</meta:creation-date>
    <meta:editing-duration>P1DT21H19M34S</meta:editing-duration>
    <meta:editing-cycles>5</meta:editing-cycles>
    <meta:generator>LibreOffice/5.3.0.3$Windows_X86_64 LibreOffice_project/7074905676c47b82bbcfbea1aeefc84afe1c50e1</meta:generator>
    <dc:date>2017-03-30T15:17:57.157000000</dc:date>
    <meta:document-statistic meta:table-count="0" meta:image-count="0" meta:object-count="0" meta:page-count="4" meta:paragraph-count="35" meta:word-count="2394" meta:character-count="12697" meta:non-whitespace-character-count="10289"/>
  </office:meta>
</office:document-meta>
</file>